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171.6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perands’ type</text:p>
          </table:table-cell>
          <table:table-cell office:value-type="string" calcext:value-type="string">
            <text:p>Operation execution in nanoseconds</text:p>
          </table:table-cell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05" calcext:value-type="float">
            <text:p>0.3805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3" calcext:value-type="float">
            <text:p>2.263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98.2085" calcext:value-type="float">
            <text:p>1498.208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u</text:p>
          </table:table-cell>
        </table:table-row>
      </table:table>
      <table:table table:name="processing" table:style-name="ta1"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ns</text:p>
          </table:table-cell>
          <table:table-cell table:formula="of:=[.A20]" office:value-type="string" office:string-value="int64_t" calcext:value-type="string">
            <text:p>int64_t</text:p>
          </table:table-cell>
          <table:table-cell table:formula="of:=AVERAGE([.B1:.B20])" office:value-type="float" office:value="0.3805" calcext:value-type="float">
            <text:p>0.3805</text:p>
          </table:table-cell>
          <table:table-cell table:formula="of:=[.C20]" office:value-type="string" office:string-value="ns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ns</text:p>
          </table:table-cell>
          <table:table-cell table:formula="of:=[.A40]" office:value-type="string" office:string-value="fixnum" calcext:value-type="string">
            <text:p>fixnum</text:p>
          </table:table-cell>
          <table:table-cell table:formula="of:=AVERAGE([.B21:.B40])" office:value-type="float" office:value="2.263" calcext:value-type="float">
            <text:p>2.263</text:p>
          </table:table-cell>
          <table:table-cell table:formula="of:=[.C40]" office:value-type="string" office:string-value="ns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77.27" calcext:value-type="float">
            <text:p>1477.27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78.21" calcext:value-type="float">
            <text:p>1478.21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85.21" calcext:value-type="float">
            <text:p>1485.21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85.33" calcext:value-type="float">
            <text:p>1485.33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87.9" calcext:value-type="float">
            <text:p>1487.9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88.09" calcext:value-type="float">
            <text:p>1488.09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88.87" calcext:value-type="float">
            <text:p>1488.87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92.26" calcext:value-type="float">
            <text:p>1492.26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92.5" calcext:value-type="float">
            <text:p>1492.5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93.04" calcext:value-type="float">
            <text:p>1493.04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95.42" calcext:value-type="float">
            <text:p>1495.42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97.04" calcext:value-type="float">
            <text:p>1497.04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98.03" calcext:value-type="float">
            <text:p>1498.03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98.84" calcext:value-type="float">
            <text:p>1498.84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99.52" calcext:value-type="float">
            <text:p>1499.52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502.04" calcext:value-type="float">
            <text:p>1502.04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508.71" calcext:value-type="float">
            <text:p>1508.71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513.3" calcext:value-type="float">
            <text:p>1513.3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516.96" calcext:value-type="float">
            <text:p>1516.96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565.63" calcext:value-type="float">
            <text:p>1565.63</text:p>
          </table:table-cell>
          <table:table-cell office:value-type="string" calcext:value-type="string">
            <text:p>ns</text:p>
          </table:table-cell>
          <table:table-cell table:formula="of:=[.A60]" office:value-type="string" office:string-value="bignum" calcext:value-type="string">
            <text:p>bignum</text:p>
          </table:table-cell>
          <table:table-cell table:formula="of:=AVERAGE([.B41:.B60])" office:value-type="float" office:value="1498.2085" calcext:value-type="float">
            <text:p>1498.2085</text:p>
          </table:table-cell>
          <table:table-cell table:formula="of:=[.C60]" office:value-type="string" office:string-value="ns" calcext:value-type="string">
            <text:p>ns</text:p>
          </table:table-cell>
        </table:table-row>
      </table:table>
      <table:table table:name="raw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565.63" calcext:value-type="float">
            <text:p>1565.6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98.84" calcext:value-type="float">
            <text:p>1498.8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88.87" calcext:value-type="float">
            <text:p>1488.8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502.04" calcext:value-type="float">
            <text:p>1502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92.5" calcext:value-type="float">
            <text:p>1492.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508.71" calcext:value-type="float">
            <text:p>1508.7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95.42" calcext:value-type="float">
            <text:p>1495.4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93.04" calcext:value-type="float">
            <text:p>1493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99.52" calcext:value-type="float">
            <text:p>1499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88.09" calcext:value-type="float">
            <text:p>1488.0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97.04" calcext:value-type="float">
            <text:p>1497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85.33" calcext:value-type="float">
            <text:p>1485.3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513.3" calcext:value-type="float">
            <text:p>1513.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98.03" calcext:value-type="float">
            <text:p>1498.0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516.96" calcext:value-type="float">
            <text:p>1516.9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85.21" calcext:value-type="float">
            <text:p>1485.2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92.26" calcext:value-type="float">
            <text:p>149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87.9" calcext:value-type="float">
            <text:p>1487.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78.21" calcext:value-type="float">
            <text:p>1478.2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t64_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1477.27" calcext:value-type="float">
            <text:p>1477.27</text:p>
          </table:table-cell>
          <table:table-cell office:value-type="string" calcext:value-type="string">
            <text:p>ns</text:p>
          </table:table-cell>
        </table:table-row>
      </table:table>
      <table:named-expressions/>
      <table:database-ranges>
        <table:database-range table:name="__Anonymous_Sheet_DB__1" table:target-range-address="processing.A1:processing.C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17:02:21.319569180</meta:creation-date>
    <dc:date>2019-12-06T17:12:35.412547394</dc:date>
    <meta:editing-duration>PT3S</meta:editing-duration>
    <meta:editing-cycles>1</meta:editing-cycles>
    <meta:document-statistic meta:table-count="3" meta:cell-count="378" meta:object-count="0"/>
    <meta:generator>LibreOffice/6.0.7.3$Linux_X86_64 LibreOffice_project/00m0$Build-3</meta:generator>
  </office:meta>
</office:document-meta>
</file>